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MP0">
      <style:paragraph-properties fo:text-align="center" style:justify-single-word="false" style:page-number="1" fo:break-before="page"/>
      <style:text-properties officeooo:paragraph-rsid="001bd5ba"/>
    </style:style>
    <style:style style:name="P3" style:family="paragraph" style:parent-style-name="Normal">
      <style:paragraph-properties fo:text-align="center" style:justify-single-word="false"/>
      <style:text-properties officeooo:paragraph-rsid="001bd5ba"/>
    </style:style>
    <style:style style:name="P4" style:family="paragraph" style:parent-style-name="Normal">
      <style:paragraph-properties fo:text-align="center" style:justify-single-word="false" fo:break-before="page"/>
    </style:style>
    <style:style style:name="P5" style:family="paragraph" style:parent-style-name="Normal" style:list-style-name="L1">
      <style:paragraph-properties fo:margin-top="0.423cm" fo:margin-bottom="0cm" style:contextual-spacing="false" fo:text-align="justify" style:justify-single-word="false"/>
    </style:style>
    <style:style style:name="P6" style:family="paragraph" style:parent-style-name="Normal" style:list-style-name="L1">
      <style:paragraph-properties fo:text-align="justify" style:justify-single-word="false"/>
    </style:style>
    <style:style style:name="P7" style:family="paragraph" style:parent-style-name="Normal" style:list-style-name="L1">
      <style:paragraph-properties fo:margin-top="0cm" fo:margin-bottom="0.423cm" style:contextual-spacing="false" fo:text-align="justify" style:justify-single-word="false"/>
    </style:style>
    <style:style style:name="P8" style:family="paragraph" style:parent-style-name="Normal" style:list-style-name="L3">
      <style:paragraph-properties fo:margin-top="0.423cm" fo:margin-bottom="0cm" style:contextual-spacing="false" fo:text-align="justify" style:justify-single-word="false"/>
    </style:style>
    <style:style style:name="P9" style:family="paragraph" style:parent-style-name="Normal" style:list-style-name="L3">
      <style:paragraph-properties fo:margin-top="0cm" fo:margin-bottom="0.423cm" style:contextual-spacing="false" fo:text-align="justify" style:justify-single-word="false"/>
    </style:style>
    <style:style style:name="P10" style:family="paragraph" style:parent-style-name="Normal" style:list-style-name="L4">
      <style:paragraph-properties fo:margin-top="0.423cm" fo:margin-bottom="0cm" style:contextual-spacing="false" fo:text-align="justify" style:justify-single-word="false"/>
    </style:style>
    <style:style style:name="P11" style:family="paragraph" style:parent-style-name="Normal" style:list-style-name="L4">
      <style:paragraph-properties fo:text-align="justify" style:justify-single-word="false"/>
    </style:style>
    <style:style style:name="P12" style:family="paragraph" style:parent-style-name="Normal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3" style:family="paragraph" style:parent-style-name="Normal">
      <style:paragraph-properties fo:margin-top="0.423cm" fo:margin-bottom="0.423cm" style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Normal" style:list-style-name="L2">
      <style:paragraph-properties fo:margin-top="0.423cm" fo:margin-bottom="0cm" style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15" style:family="paragraph" style:parent-style-name="Normal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6" style:family="paragraph" style:parent-style-name="Normal" style:list-style-name="L2">
      <style:paragraph-properties fo:margin-top="0cm" fo:margin-bottom="0.423cm" style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Normal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8" style:family="paragraph" style:parent-style-name="Normal" style:list-style-name="L4">
      <style:paragraph-properties fo:margin-top="0cm" fo:margin-bottom="0.423cm" style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19" style:family="paragraph" style:parent-style-name="Normal">
      <style:text-properties fo:font-size="12pt" fo:language="pt" fo:country="BR" style:font-size-asian="12pt" style:font-size-complex="12pt"/>
    </style:style>
    <style:style style:name="P20" style:family="paragraph" style:parent-style-name="Normal">
      <style:text-properties fo:language="pt" fo:country="BR"/>
    </style:style>
    <style:style style:name="P21" style:family="paragraph" style:parent-style-name="Normal">
      <style:paragraph-properties fo:text-align="justify" style:justify-single-word="false"/>
      <style:text-properties fo:language="pt" fo:country="BR"/>
    </style:style>
    <style:style style:name="P22" style:family="paragraph" style:parent-style-name="Normal">
      <style:paragraph-properties fo:text-align="justify" style:justify-single-word="false" fo:break-before="page"/>
      <style:text-properties fo:language="pt" fo:country="BR"/>
    </style:style>
    <style:style style:name="P23" style:family="paragraph" style:parent-style-name="Normal">
      <style:paragraph-properties fo:margin-top="0.423cm" fo:margin-bottom="0.423cm" style:contextual-spacing="false" fo:text-align="justify" style:justify-single-word="false"/>
      <style:text-properties fo:language="pt" fo:country="BR"/>
    </style:style>
    <style:style style:name="P24" style:family="paragraph" style:parent-style-name="Normal">
      <style:paragraph-properties fo:text-align="center" style:justify-single-word="false"/>
      <style:text-properties fo:language="pt" fo:country="BR"/>
    </style:style>
    <style:style style:name="P25" style:family="paragraph" style:parent-style-name="Normal">
      <style:paragraph-properties fo:text-align="center" style:justify-single-word="false" fo:break-before="page"/>
      <style:text-properties fo:language="pt" fo:country="BR"/>
    </style:style>
    <style:style style:name="P26" style:family="paragraph" style:parent-style-name="Normal">
      <style:paragraph-properties fo:margin-top="0.423cm" fo:margin-bottom="0.423cm" style:contextual-spacing="false" fo:text-align="center" style:justify-single-word="false" fo:break-before="page"/>
      <style:text-properties fo:language="pt" fo:country="BR"/>
    </style:style>
    <style:style style:name="P27" style:family="paragraph" style:parent-style-name="Normal">
      <style:paragraph-properties fo:text-align="center" style:justify-single-word="false"/>
      <style:text-properties fo:font-size="18pt" fo:language="pt" fo:country="BR" style:font-size-asian="18pt" style:font-size-complex="18pt"/>
    </style:style>
    <style:style style:name="P28" style:family="paragraph" style:parent-style-name="Normal">
      <style:paragraph-properties fo:margin-top="0.423cm" fo:margin-bottom="0.423cm" style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29" style:family="paragraph" style:parent-style-name="Normal">
      <style:paragraph-properties fo:margin-top="0.423cm" fo:margin-bottom="0.423cm" style:contextual-spacing="false" fo:text-align="justify" style:justify-single-word="false"/>
      <style:text-properties fo:font-size="14pt" fo:language="pt" fo:country="BR" fo:font-weight="bold" style:font-size-asian="14pt" style:font-weight-asian="bold" style:font-size-complex="14pt"/>
    </style:style>
    <style:style style:name="P30" style:family="paragraph" style:parent-style-name="Normal">
      <style:text-properties fo:font-size="14pt" fo:language="pt" fo:country="BR" style:font-size-asian="14pt" style:font-size-complex="14pt"/>
    </style:style>
    <style:style style:name="P31" style:family="paragraph" style:parent-style-name="Normal">
      <style:text-properties fo:font-size="13pt" fo:language="pt" fo:country="BR" style:font-size-asian="13pt" style:font-size-complex="13pt"/>
    </style:style>
    <style:style style:name="P32" style:family="paragraph" style:parent-style-name="Normal">
      <style:paragraph-properties fo:text-align="justify" style:justify-single-word="false"/>
      <style:text-properties fo:font-size="13pt" fo:language="pt" fo:country="BR" style:font-size-asian="13pt" style:font-size-complex="13pt"/>
    </style:style>
    <style:style style:name="P33" style:family="paragraph" style:parent-style-name="Normal">
      <style:paragraph-properties fo:margin-top="0.423cm" fo:margin-bottom="0.423cm" style:contextual-spacing="false" fo:text-align="center" style:justify-single-word="false" fo:break-before="page"/>
      <style:text-properties fo:font-size="16pt" fo:language="pt" fo:country="BR" style:font-size-asian="16pt" style:font-size-complex="16pt"/>
    </style:style>
    <style:style style:name="T1" style:family="text">
      <style:text-properties fo:font-size="19pt" fo:language="pt" fo:country="BR" fo:font-weight="bold" style:font-size-asian="19pt" style:font-weight-asian="bold" style:font-size-complex="19pt"/>
    </style:style>
    <style:style style:name="T2" style:family="text">
      <style:text-properties fo:font-size="22pt" fo:font-weight="bold" style:font-size-asian="22pt" style:font-weight-asian="bold" style:font-size-complex="22pt"/>
    </style:style>
    <style:style style:name="T3" style:family="text">
      <style:text-properties fo:font-size="22pt" fo:language="pt" fo:country="BR" fo:font-weight="bold" style:font-size-asian="22pt" style:font-weight-asian="bold" style:font-size-complex="2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pt" fo:country="BR" fo:font-weight="bold" style:font-size-asian="12pt" style:font-weight-asian="bold" style:font-size-complex="12pt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3pt" fo:language="pt" fo:country="BR" fo:font-weight="bold" style:font-size-asian="13pt" style:font-weight-asian="bold" style:font-size-complex="13pt"/>
    </style:style>
    <style:style style:name="T9" style:family="text">
      <style:text-properties fo:font-size="20pt" fo:font-weight="bold" style:font-size-asian="20pt" style:font-weight-asian="bold" style:font-size-complex="20pt"/>
    </style:style>
    <style:style style:name="T10" style:family="text">
      <style:text-properties fo:font-size="20pt" fo:language="pt" fo:country="BR" fo:font-weight="bold" style:font-size-asian="20pt" style:font-weight-asian="bold" style:font-size-complex="20pt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WW_5f_CharLFO3LVL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<text:s/></text:span></text:span><text:span text:style-name="Default_20_Paragraph_20_Font"><text:span text:style-name="T3">Relatório de Requisitos</text:span></text:span></text:p>
      <text:p text:style-name="P3"><text:span text:style-name="Default_20_Paragraph_20_Font"><text:span text:style-name="T3"/></text:span></text:p>
      <text:p text:style-name="P3"><text:span text:style-name="Default_20_Paragraph_20_Font"><text:span text:style-name="T3">Sistema de Gestão de Eventos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Introdução</text:p>
      <text:p text:style-name="P20"/>
      <text:p text:style-name="P21"><text:span text:style-name="T4">Este relatório descreve os requisitos para o desenvolvimento de um sistema (site/app) que visa otimizar as operações da nossa empresa de eventos. Atualmente, enfrentamos desafios relacionados à desorganização, desgaste da equipe e atrasos na prestação de serviços devido ao uso de anotações manuais em papel. Para superar esses problemas, estamos buscando uma solução tecnológica que permita uma melhor organização interna e aprimore a experiência dos nossos clientes.</text:span></text:p>
      <text:p text:style-name="P22"><text:span text:style-name="T4"/></text:p>
      <text:p text:style-name="P24"><text:span text:style-name="T2">Sumário </text:span></text:p>
      <text:p text:style-name="P20"/>
      <text:p text:style-name="P29">Sumário do Relatório de Requisitos – Sistema de Gestão de Eventos</text:p>
      <text:list text:style-name="L1">
        <text:list-item>
          <text:p text:style-name="P5"><text:span text:style-name="Default_20_Paragraph_20_Font"><text:span text:style-name="T5">Introdução</text:span></text:span><text:span text:style-name="Default_20_Paragraph_20_Font"><text:span text:style-name="T6">: O relatório introduz o propósito de desenvolver um sistema de gestão de eventos para otimizar as operações da empresa, destacando os problemas atuais, como desorganização, desgaste da equipe e atrasos.</text:span></text:span></text:p>
        </text:list-item>
        <text:list-item>
          <text:p text:style-name="P6"><text:span text:style-name="Default_20_Paragraph_20_Font"><text:span text:style-name="T5">Situação-Problema</text:span></text:span><text:span text:style-name="Default_20_Paragraph_20_Font"><text:span text:style-name="T6">: Descreve os desafios enfrentados pela empresa, incluindo desorganização, falta de eficiência, confusão nas tarefas, demora na emissão de certificados e conflitos de horários, resultando em perda de clientes e margens de lucro reduzidas.</text:span></text:span></text:p>
        </text:list-item>
        <text:list-item>
          <text:p text:style-name="P6"><text:span text:style-name="Default_20_Paragraph_20_Font"><text:span text:style-name="T5">Solução Proposta</text:span></text:span><text:span text:style-name="Default_20_Paragraph_20_Font"><text:span text:style-name="T6">: Detalha a solução proposta, que envolve a criação de um sistema de gestão de eventos com recursos como gerenciamento de usuários, gestão de eventos e visualização de agendas.</text:span></text:span></text:p>
        </text:list-item>
        <text:list-item>
          <text:p text:style-name="P6"><text:span text:style-name="Default_20_Paragraph_20_Font"><text:span text:style-name="T5">Gerenciamento de Usuários</text:span></text:span><text:span text:style-name="Default_20_Paragraph_20_Font"><text:span text:style-name="T6">: Define a criação de contas de usuário e a atribuição de cargos, incluindo a hierarquia de cargos.</text:span></text:span></text:p>
        </text:list-item>
        <text:list-item>
          <text:p text:style-name="P6"><text:span text:style-name="Default_20_Paragraph_20_Font"><text:span text:style-name="T5">Gestão de Eventos</text:span></text:span><text:span text:style-name="Default_20_Paragraph_20_Font"><text:span text:style-name="T6">: Descreve o cadastro de participantes e a emissão automática de certificados.</text:span></text:span></text:p>
        </text:list-item>
        <text:list-item>
          <text:p text:style-name="P6"><text:span text:style-name="Default_20_Paragraph_20_Font"><text:span text:style-name="T5">Visualização da Agenda</text:span></text:span><text:span text:style-name="Default_20_Paragraph_20_Font"><text:span text:style-name="T6">: Especifica os recursos da agenda para integrantes da equipe, incluindo um calendário e um chatbox, e para os participantes, como a visualização da agenda, acesso a certificados e suporte.</text:span></text:span></text:p>
        </text:list-item>
        <text:list-item>
          <text:p text:style-name="P6"><text:span text:style-name="Default_20_Paragraph_20_Font"><text:span text:style-name="T5">Relatório sobre o Funcionamento do Sistema de Gestão de Eventos</text:span></text:span><text:span text:style-name="Default_20_Paragraph_20_Font"><text:span text:style-name="T6">: Sintetiza como o sistema funcionará na prática, detalhando as interações dos “</text:span></text:span><text:span text:style-name="Default_20_Paragraph_20_Font"><text:span text:style-name="T7">Viewers</text:span></text:span><text:span text:style-name="Default_20_Paragraph_20_Font"><text:span text:style-name="T6">” e da “Equipe” com o sistema e como os diferentes cargos serão atribuídos.</text:span></text:span></text:p>
        </text:list-item>
        <text:list-item>
          <text:p text:style-name="P7"><text:span text:style-name="Default_20_Paragraph_20_Font"><text:span text:style-name="T5">Conclusão</text:span></text:span><text:span text:style-name="Default_20_Paragraph_20_Font"><text:span text:style-name="T6">: Resume os benefícios esperados do sistema de gestão de eventos, enfatizando a melhoria na eficiência operacional e na experiência do cliente.</text:span></text:span></text:p>
        </text:list-item>
      </text:list>
      <text:p text:style-name="P4"><text:span text:style-name="T10">Situação-Problema</text:span></text:p>
      <text:p text:style-name="P20"/>
      <text:p text:style-name="P12">Nossa empresa enfrenta os seguintes problemas:</text:p>
      <text:p text:style-name="P12"/>
      <text:p text:style-name="P12">1. Desorganização na equipe devido ao uso de anotações manuais.</text:p>
      <text:p text:style-name="P12">2. Desgaste da equipe devido à falta de eficiência nos processos.</text:p>
      <text:p text:style-name="P12">3. Confusão na divisão de tarefas e responsabilidades.</text:p>
      <text:p text:style-name="P12">4. Demora na emissão de certificados.</text:p>
      <text:p text:style-name="P12">5. Conflitos de horários.</text:p>
      <text:p text:style-name="P12"/>
      <text:p text:style-name="P12">Esses problemas resultaram em perda de clientes e margens de lucro reduzidas.</text:p>
      <text:p text:style-name="P12"/>
      <text:p text:style-name="P12"/>
      <text:p text:style-name="P20"/>
      <text:p text:style-name="P1"><text:span text:style-name="Default_20_Paragraph_20_Font"><text:span text:style-name="T8"><text:s/></text:span></text:span><text:span text:style-name="Default_20_Paragraph_20_Font"><text:span text:style-name="T10">Solução Proposta</text:span></text:span></text:p>
      <text:p text:style-name="P20"/>
      <text:p text:style-name="P12">Para resolver os problemas mencionados acima e melhorar a eficiência das nossas operações, propomos o desenvolvimento de um sistema de gestão de eventos. A seguir, detalhamos os requisitos para esse sistema:</text:p>
      <text:p text:style-name="P20"/>
      <text:p text:style-name="P30">Gerenciamento de Usuários</text:p>
      <text:p text:style-name="P20"/>
      <text:p text:style-name="P31">1. Criação de Contas de Usuário:</text:p>
      <text:p text:style-name="P19"><text:s text:c="3"/>- O sistema deve permitir a criação de contas de usuário para cada membro da equipe.</text:p>
      <text:p text:style-name="P19"><text:s text:c="3"/>- Os usuários podem optar por fazer login usando contas do Google para facilitar o processo de registro.</text:p>
      <text:p text:style-name="P20"/>
      <text:p text:style-name="P20"/>
      <text:p text:style-name="P20"/>
      <text:p text:style-name="P31">2. Atribuição de Cargos:</text:p>
      <text:p text:style-name="P19"><text:s text:c="3"/>- Deve ser possível atribuir cargos a cada membro da equipe.</text:p>
      <text:p text:style-name="P19"><text:s text:c="3"/>- Hierarquia de cargos deve ser implementada, incluindo:</text:p>
      <text:p text:style-name="P19"><text:s text:c="5"/>- Administrador Geral</text:p>
      <text:p text:style-name="P19"><text:s text:c="5"/>- Líderes de Equipes</text:p>
      <text:p text:style-name="P19"><text:s text:c="5"/>- Geral (cargo de atribuição)</text:p>
      <text:p text:style-name="P19"><text:s text:c="5"/>- Suporte (cargos de atribuição independentes da hierarquia)</text:p>
      <text:p text:style-name="P20"/>
      <text:p text:style-name="P30">Gestão de Eventos</text:p>
      <text:p text:style-name="P20"/>
      <text:p text:style-name="P32">3. Cadastro de Participantes:</text:p>
      <text:p text:style-name="P12"><text:s text:c="3"/>- O sistema deve permitir o cadastro de participantes em eventos com informações básicas.</text:p>
      <text:p text:style-name="P12"><text:soft-page-break/><text:s text:c="3"/>- Integração com o <text:span text:style-name="T11">email</text:span> Google deve ser utilizada para validar a participação nos eventos.</text:p>
      <text:p text:style-name="P12"><text:s text:c="3"/>- Apenas membros com cargos elevados e o próprio usuário podem acessar o tempo de acompanhamento (<text:span text:style-name="T11">watch time</text:span>) dos eventos.</text:p>
      <text:p text:style-name="P12"/>
      <text:p text:style-name="P32">4. Emissão Automática de Certificados:</text:p>
      <text:p text:style-name="P12"><text:s text:c="3"/>- Certificados devem ser enviados automaticamente por e-mail para os participantes após a conclusão dos eventos.</text:p>
      <text:p text:style-name="P12"/>
      <text:p text:style-name="P12">Visualização da Agenda</text:p>
      <text:p text:style-name="P12"/>
      <text:p text:style-name="P12">Para Integrantes da Equipe:</text:p>
      <text:p text:style-name="P12"/>
      <text:p text:style-name="P32">5. Agenda/Calendário:</text:p>
      <text:p text:style-name="P12"><text:s text:c="3"/>- Deve ser possível visualizar uma agenda/calendário que inclua todos os integrantes da equipe.</text:p>
      <text:p text:style-name="P12"><text:s text:c="3"/>- O horário de trabalho de cada integrante deve ser visível.</text:p>
      <text:p text:style-name="P12"><text:s text:c="3"/>- A agenda deve ser editável de forma prática.</text:p>
      <text:p text:style-name="P12"/>
      <text:p text:style-name="P32">6. Chatbox Interno:</text:p>
      <text:p text:style-name="P12"><text:s text:c="3"/>- Deve haver um chatbox para comunicação com participantes dos eventos.</text:p>
      <text:p text:style-name="P12"><text:s text:c="3"/>- O acesso deve ser restrito a cargos específicos.</text:p>
      <text:p text:style-name="P12"><text:s text:c="3"/>- Campos devem permitir adicionar compromissos dos integrantes, como reuniões específicas.</text:p>
      <text:p text:style-name="P12"/>
      <text:p text:style-name="P12">Para Participantes:</text:p>
      <text:p text:style-name="P12"/>
      <text:p text:style-name="P32">7. Agenda/Calendário para Participantes:</text:p>
      <text:p text:style-name="P12"><text:s text:c="3"/>- Deve ser possível visualizar uma agenda/calendário com eventos cadastrados.</text:p>
      <text:p text:style-name="P12"><text:s text:c="3"/>- Links para eventos devem estar disponíveis.</text:p>
      <text:p text:style-name="P12"><text:s text:c="3"/>- Opções para se inscrever e entrar em eventos devem ser fornecidas.</text:p>
      <text:p text:style-name="P12"><text:s text:c="3"/>- Informações resumidas sobre os eventos devem ser visíveis.</text:p>
      <text:p text:style-name="P12"/>
      <text:p text:style-name="P32">8. Certificados e Dados do Usuário:</text:p>
      <text:p text:style-name="P12"><text:s text:c="3"/>- Participantes devem ter acesso aos seus certificados e poder fazer o download.</text:p>
      <text:p text:style-name="P12"><text:s text:c="3"/>- Os dados do usuário devem ser visíveis e editáveis.</text:p>
      <text:p text:style-name="P12"/>
      <text:p text:style-name="P32">9. Suporte e Chatbox para Participantes:</text:p>
      <text:p text:style-name="P12"><text:s text:c="3"/>- Os participantes devem poder entrar em contato com o suporte por meio de um chatbox.</text:p>
      <text:p text:style-name="P26"><text:span text:style-name="T9">Relatório sobre o Funcionamento do Sistema de Gestão de Eventos</text:span></text:p>
      <text:p text:style-name="P13">Este relatório descreve o funcionamento do sistema de gestão de eventos, idealmente concebido para integração com o nosso site já existente. O sistema tem como objetivo possibilitar a criação de dois tipos de usuários: “<text:span text:style-name="T11">Viewers</text:span>” e “Equipe”. A seguir, detalhamos como cada tipo de usuário interagirá com o sistema:</text:p>
      <text:p text:style-name="P28">Usuários do Tipo “<text:span text:style-name="T11">Viewers</text:span>”:</text:p>
      <text:p text:style-name="P13">Os “<text:span text:style-name="T11">Viewers</text:span>” são os participantes dos eventos e terão acesso a um calendário que será atualizado periodicamente. Nesse calendário, serão exibidas as datas das palestras a serem realizadas, acompanhado de informações relevantes, incluindo:</text:p>
      <text:list text:style-name="L2">
        <text:list-item>
          <text:p text:style-name="P14">Nome da Palestra</text:p>
        </text:list-item>
        <text:list-item>
          <text:p text:style-name="P15">Resumo da Palestra (disponível ao passar o mouse sobre a palestra)</text:p>
        </text:list-item>
        <text:list-item>
          <text:p text:style-name="P16">Local da Palestra (disponível ao passar o mouse sobre a palestra)</text:p>
        </text:list-item>
      </text:list>
      <text:p text:style-name="P13">Os “<text:span text:style-name="T11">Viewers</text:span>” terão as seguintes opções:</text:p>
      <text:list text:style-name="L3">
        <text:list-item>
          <text:p text:style-name="P8"><text:span text:style-name="Default_20_Paragraph_20_Font"><text:span text:style-name="T5">Inscrição no Evento:</text:span></text:span><text:span text:style-name="Default_20_Paragraph_20_Font"><text:span text:style-name="T6"> Eles podem se inscrever nas palestras desejadas para serem contabilizados como participantes.</text:span></text:span></text:p>
        </text:list-item>
        <text:list-item>
          <text:p text:style-name="P9"><text:span text:style-name="Default_20_Paragraph_20_Font"><text:span text:style-name="T5">Assistência à Palestra:</text:span></text:span><text:span text:style-name="Default_20_Paragraph_20_Font"><text:span text:style-name="T6"> Se a data da palestra estiver marcada, e os “</text:span></text:span><text:span text:style-name="Default_20_Paragraph_20_Font"><text:span text:style-name="T7">Viewers</text:span></text:span><text:span text:style-name="Default_20_Paragraph_20_Font"><text:span text:style-name="T6">” estiverem inscritos, os “</text:span></text:span><text:span text:style-name="Default_20_Paragraph_20_Font"><text:span text:style-name="T7">Viewers</text:span></text:span><text:span text:style-name="Default_20_Paragraph_20_Font"><text:span text:style-name="T6">” terão a opção de assistir à palestra. Ao clicar na palestra, serão redirecionados para o link de transmissão ao vivo ou gravação da palestra.</text:span></text:span></text:p>
        </text:list-item>
      </text:list>
      <text:p text:style-name="P13">Todas as informações necessárias, como título da palestra, resumo, data e outros detalhes relevantes, serão obtidas de um banco de dados já existente na empresa. A integração desses dados no sistema é fundamental para seu correto funcionamento.</text:p>
      <text:p text:style-name="P33"><text:span text:style-name="T12">Usuários do Tipo “Equipe”:</text:span></text:p>
      <text:p text:style-name="P13">Os “Equipe” são os membros da equipe responsáveis pela gestão e organização das palestras. Eles serão submetidos a cargos específicos, cada um com funções distintas. Abaixo, descrevemos os cargos e suas responsabilidades:</text:p>
      <text:list text:style-name="L4">
        <text:list-item>
          <text:p text:style-name="P10"><text:span text:style-name="Default_20_Paragraph_20_Font"><text:span text:style-name="T5">Administrador Geral:</text:span></text:span></text:p>
          <text:list>
            <text:list-item>
              <text:p text:style-name="P17">Este cargo terá controle total sobre o sistema.</text:p>
            </text:list-item>
            <text:list-item>
              <text:p text:style-name="P17">Poderá gerenciar todos os aspectos do sistema, incluindo adição e remoção de usuários e palestras.</text:p>
            </text:list-item>
            <text:list-item>
              <text:p text:style-name="P17">Será o responsável pela configuração geral e administração do sistema.</text:p>
            </text:list-item>
          </text:list>
        </text:list-item>
        <text:list-item>
          <text:p text:style-name="P11"><text:span text:style-name="Default_20_Paragraph_20_Font"><text:span text:style-name="T5">Líderes de Equipes:</text:span></text:span></text:p>
          <text:list>
            <text:list-item>
              <text:p text:style-name="P17">Os líderes de equipes serão encarregados de coordenar grupos específicos de “<text:span text:style-name="T11">Viewers</text:span>”.</text:p>
            </text:list-item>
            <text:list-item>
              <text:p text:style-name="P17">Terão a capacidade de adicionar palestras relacionadas ao seu grupo e gerenciar inscrições.</text:p>
            </text:list-item>
          </text:list>
        </text:list-item>
        <text:list-item>
          <text:p text:style-name="P11"><text:span text:style-name="Default_20_Paragraph_20_Font"><text:span text:style-name="T5">Cargo de Atribuição (Outros Cargos):</text:span></text:span></text:p>
          <text:list>
            <text:list-item>
              <text:p text:style-name="P17">Além dos cargos acima, existirão outros cargos que podem ser atribuídos independentemente da hierarquia.</text:p>
            </text:list-item>
            <text:list-item>
              <text:p text:style-name="P18">Esses cargos podem ter funções específicas, como suporte técnico ou gerenciamento de certificados.</text:p>
            </text:list-item>
          </text:list>
        </text:list-item>
      </text:list>
      <text:p text:style-name="P23"><text:span text:style-name="T4">Em resumo, o sistema de gestão de eventos oferecerá aos “</text:span><text:span text:style-name="T7">Viewers</text:span><text:span text:style-name="T4">” acesso conveniente a informações sobre palestras e a capacidade de se inscrever e assistir a eventos. Para os membros da “Equipe”, o sistema fornecerá funcionalidades avançadas de gerenciamento, com diferentes níveis de acesso e responsabilidades, de acordo com a hierarquia de cargos estabelecida. A integração dos dados existentes da empresa no sistema será essencial para garantir seu funcionamento adequado.</text:span></text:p>
      <text:p text:style-name="P25"><text:span text:style-name="T13">Conclusão</text:span></text:p>
      <text:p text:style-name="P20"/>
      <text:p text:style-name="P20"><text:span text:style-name="T4">Este sistema de gestão de eventos proporcionará à nossa empresa uma maior eficiência operacional, melhor organização da equipe e uma experiência aprimorada para os nossos clientes. A implementação desses requisitos é fundamental para superar os desafios atuais e aumentar nossa competitividade no mercado de event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3-12-11T02:08:00Z</meta:creation-date>
    <dc:date>2023-12-10T23:36:17.488000000</dc:date>
    <meta:editing-cycles>3</meta:editing-cycles>
    <meta:editing-duration>PT5M59S</meta:editing-duration>
    <meta:document-statistic meta:table-count="0" meta:image-count="0" meta:object-count="0" meta:page-count="7" meta:paragraph-count="89" meta:word-count="1221" meta:character-count="8062" meta:non-whitespace-character-count="6866"/>
    <meta:template xlink:type="simple" xlink:actuate="onRequest" xlink:title="" xlink:href="Normal"/>
  </office:meta>
</office:document-meta>
</file>